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59cm" table:align="left"/>
    </style:style>
    <style:style style:name="Tabla1.A" style:family="table-column">
      <style:table-column-properties style:column-width="7.876cm"/>
    </style:style>
    <style:style style:name="Tabla1.B" style:family="table-column">
      <style:table-column-properties style:column-width="2.738cm"/>
    </style:style>
    <style:style style:name="Tabla1.C" style:family="table-column">
      <style:table-column-properties style:column-width="2.496cm"/>
    </style:style>
    <style:style style:name="Tabla1.D" style:family="table-column">
      <style:table-column-properties style:column-width="2.484cm"/>
    </style:style>
    <style:style style:name="Tabla1.E" style:family="table-column">
      <style:table-column-properties style:column-width="1.997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20.043cm" table:align="left"/>
    </style:style>
    <style:style style:name="Tabla2.A" style:family="table-column">
      <style:table-column-properties style:column-width="1.39cm"/>
    </style:style>
    <style:style style:name="Tabla2.B" style:family="table-column">
      <style:table-column-properties style:column-width="1.637cm"/>
    </style:style>
    <style:style style:name="Tabla2.C" style:family="table-column">
      <style:table-column-properties style:column-width="2.663cm"/>
    </style:style>
    <style:style style:name="Tabla2.D" style:family="table-column">
      <style:table-column-properties style:column-width="1.595cm"/>
    </style:style>
    <style:style style:name="Tabla2.E" style:family="table-column">
      <style:table-column-properties style:column-width="1.542cm"/>
    </style:style>
    <style:style style:name="Tabla2.F" style:family="table-column">
      <style:table-column-properties style:column-width="1.099cm"/>
    </style:style>
    <style:style style:name="Tabla2.H" style:family="table-column">
      <style:table-column-properties style:column-width="1.856cm"/>
    </style:style>
    <style:style style:name="Tabla2.I" style:family="table-column">
      <style:table-column-properties style:column-width="1.293cm"/>
    </style:style>
    <style:style style:name="Tabla2.J" style:family="table-column">
      <style:table-column-properties style:column-width="1.214cm"/>
    </style:style>
    <style:style style:name="Tabla2.K" style:family="table-column">
      <style:table-column-properties style:column-width="1.281cm"/>
    </style:style>
    <style:style style:name="Tabla2.N" style:family="table-column">
      <style:table-column-properties style:column-width="1.178cm"/>
    </style:style>
    <style:style style:name="Tabla2.A1" style:family="table-cell">
      <style:table-cell-properties style:vertical-align="middle" fo:padding="0.049cm" fo:border="none"/>
    </style:style>
    <style:style style:name="Tabla2.D3" style:family="table-cell">
      <style:table-cell-properties style:vertical-align="middle" fo:background-color="#ff9999" fo:padding="0.049cm" fo:border="none">
        <style:background-image/>
      </style:table-cell-properties>
    </style:style>
    <style:style style:name="Tabla2.G3" style:family="table-cell">
      <style:table-cell-properties style:vertical-align="middle" fo:background-color="#99ff99" fo:padding="0.049cm" fo:border="none">
        <style:background-image/>
      </style:table-cell-properties>
    </style:style>
    <style:style style:name="Tabla2.E29" style:family="table-cell">
      <style:table-cell-properties style:vertical-align="middle" fo:background-color="#ececec" fo:padding="0.049cm" fo:border="none">
        <style:background-image/>
      </style:table-cell-properties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 loext:contextual-spacing="false"/>
    </style:style>
    <style:style style:name="P4" style:family="paragraph" style:parent-style-name="Text_20_body" style:list-style-name="L2">
      <style:paragraph-properties fo:margin-top="0cm" fo:margin-bottom="0cm" loext:contextual-spacing="false"/>
    </style:style>
    <style:style style:name="P5" style:family="paragraph" style:parent-style-name="Heading_20_2">
      <style:paragraph-properties style:writing-mode="lr-tb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color="#2c2c2c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/>
    </style:style>
    <style:style style:name="T4" style:family="text">
      <style:text-properties fo:color="#000000" style:font-name="sans-serif" fo:background-color="transparent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U-NII - U-NII</text:h>
      <text:section text:style-name="Sect1" text:name="bodyContent">
        <text:p text:style-name="Text_20_body"/>
        <text:section text:style-name="Sect1" text:name="siteSub">
          <text:p text:style-name="Text_20_body">De Wikipedia, la enciclopedia libre</text:p>
        </text:section>
        <text:section text:style-name="Sect1" text:name="contentSub">
          <text:p text:style-name="Text_20_body"/>
        </text:section>
        <text:section text:style-name="Sect2" text:name="mw-content-text">
          <text:p text:style-name="Text_20_body">La <text:span text:style-name="T1">información nacional sin licencia Infraestructura</text:span> ( <text:span text:style-name="T1">U-NII</text:span> ) <text:a xlink:type="simple" xlink:href="https://es.qwerty.wiki/wiki/Radio_band" text:style-name="Internet_20_link" text:visited-style-name="Visited_20_Internet_20_Link">banda de radio</text:a> es parte de la <text:a xlink:type="simple" xlink:href="https://es.qwerty.wiki/wiki/Radio_frequency_spectrum" text:style-name="Internet_20_link" text:visited-style-name="Visited_20_Internet_20_Link">espectro de frecuencias de radio</text:a> utilizado por <text:a xlink:type="simple" xlink:href="https://es.qwerty.wiki/wiki/802.11a" text:style-name="Internet_20_link" text:visited-style-name="Visited_20_Internet_20_Link">IEEE 802.11a-</text:a> dispositivos y por muchos ISPs inalámbricos. Se opera sobre cuatro gamas: </text:p>
          <text:list xml:id="list3185045614013646845" text:style-name="L1">
            <text:list-item>
              <text:p text:style-name="P3">U-NII Baja (U-NII-1): 5,150 a 5,250 GHz. Originalmente se limita a su uso en interiores. Reglamentos requieren el uso de una antena integrada, con una potencia limitada a 50 mW. Reglas cambiaron en 2014 para permitir el funcionamiento al aire libre, máximo fijo de potencia de 1 vatio, EIRP fijo máximo 4 vatios (36 dBm) punto a multipunto, a 200 vatios (53 dBm) El punto-a-punto. <text:a xlink:type="simple" xlink:href="http://www.fcc.gov/document/5-ghz-u-nii-ro" text:style-name="Internet_20_link" text:visited-style-name="Visited_20_Internet_20_Link">[2]</text:a> Sin embargo, las normas de emisiones fuera de banda estrictas límite de potencia práctico de punto a punto a los niveles inferiores. </text:p>
            </text:list-item>
            <text:list-item>
              <text:p text:style-name="P3">U-NII Mid (U-NII-2A): 5,250 a 5,350 GHz. Tanto para uso interior y exterior, sujeto a <text:a xlink:type="simple" xlink:href="https://es.qwerty.wiki/wiki/Dynamic_Frequency_Selection" text:style-name="Internet_20_link" text:visited-style-name="Visited_20_Internet_20_Link">la selección dinámica de frecuencia</text:a> (DFS, o la evitación de radar). Las normas permiten para una antena instalable por el usuario. Potencia limitada a 250 mW </text:p>
            </text:list-item>
            <text:list-item>
              <text:p text:style-name="P3">U-NII-2B: 5.350-5.470 GHz. Actualmente 120MHz de espectro <text:span text:style-name="T2">no asignado</text:span> por la FCC para uso sin licencia. </text:p>
            </text:list-item>
            <text:list-item>
              <text:p text:style-name="P3">U-NII Worldwide (U-NII-2C / U-NII-2e): 5,470 a 5,725 GHz. Tanto para uso interior y exterior, sujeto a <text:a xlink:type="simple" xlink:href="https://es.qwerty.wiki/wiki/Dynamic_Frequency_Selection" text:style-name="Internet_20_link" text:visited-style-name="Visited_20_Internet_20_Link">la selección dinámica de frecuencia</text:a> (DFS, o la evitación de radar). Potencia limitada a 250 mW. Este espectro fue añadido por la FCC en 2003 para "alinear las bandas de frecuencia utilizadas por los dispositivos U-NII en los Estados Unidos con bandas en otras partes del mundo". La FCC tiene actualmente una limitación provisional sobre las operaciones en los canales que se solapan el 5600 - 5650 MHz banda. </text:p>
            </text:list-item>
            <text:list-item>
              <text:p text:style-name="P3">U-NII superior (U-NII-3): 5.725 a 5.850 GHz. Algunas veces conocido como <text:span text:style-name="T3">U-NII / ISM</text:span> debido a la superposición con la <text:a xlink:type="simple" xlink:href="https://es.qwerty.wiki/wiki/ISM_band" text:style-name="Internet_20_link" text:visited-style-name="Visited_20_Internet_20_Link">banda ISM</text:a> . Las normas permiten para una antena instalable por el usuario. Un poder limitado a 1W </text:p>
            </text:list-item>
            <text:list-item>
              <text:p text:style-name="P1">DSRC / ITS (U-NII-4): 5,850 a 5,925 GHz. En la actualidad espectro U-NII-4 está siendo considerado por la FCC para uso sin licencia. U-NII-4 es en la actualidad sólo se puede utilizar para <text:a xlink:type="simple" xlink:href="https://es.qwerty.wiki/wiki/Dedicated_short-range_communications" text:style-name="Internet_20_link" text:visited-style-name="Visited_20_Internet_20_Link">Servicio especializadas de corto alcance de las comunicaciones (DSRC)</text:a> y con licencia de radioaficionados. </text:p>
            </text:list-item>
          </text:list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column table:style-name="Tabla1.D"/>
            <table:table-column table:style-name="Tabla1.E"/>
            <table:table-row>
              <table:table-cell table:style-name="Tabla1.A1" office:value-type="string">
                <text:p text:style-name="Table_20_Heading">Banda</text:p>
              </table:table-cell>
              <table:table-cell table:style-name="Tabla1.A1" office:value-type="string">
                <text:p text:style-name="Table_20_Heading">Frec. Distancia</text:p>
              </table:table-cell>
              <table:table-cell table:style-name="Tabla1.A1" office:value-type="string">
                <text:p text:style-name="Table_20_Heading">ancho de banda</text:p>
              </table:table-cell>
              <table:table-cell table:style-name="Tabla1.A1" office:value-type="string">
                <text:p text:style-name="Table_20_Heading">Máximo poder</text:p>
              </table:table-cell>
              <table:table-cell table:style-name="Tabla1.A1" office:value-type="string">
                <text:p text:style-name="Table_20_Heading">Max PIRE </text:p>
              </table:table-cell>
            </table:table-row>
            <table:table-row>
              <table:table-cell table:style-name="Tabla1.A1" office:value-type="string">
                <text:p text:style-name="Table_20_Contents">U-NII Bajo / U-NII-1 / T-NII cubierta</text:p>
              </table:table-cell>
              <table:table-cell table:style-name="Tabla1.A1" office:value-type="string">
                <text:p text:style-name="Table_20_Contents">5.150-5.250 GHz</text:p>
              </table:table-cell>
              <table:table-cell table:style-name="Tabla1.A1" office:value-type="string">
                <text:p text:style-name="Table_20_Contents">100 MHz</text:p>
              </table:table-cell>
              <table:table-cell table:style-name="Tabla1.A1" office:value-type="string">
                <text:p text:style-name="Table_20_Contents">50 mW</text:p>
              </table:table-cell>
              <table:table-cell table:style-name="Tabla1.A1" office:value-type="string">
                <text:p text:style-name="Table_20_Contents">200 W </text:p>
              </table:table-cell>
            </table:table-row>
            <table:table-row>
              <table:table-cell table:style-name="Tabla1.A1" office:value-type="string">
                <text:p text:style-name="Table_20_Contents">U-NII mediana / U-NII-2A</text:p>
              </table:table-cell>
              <table:table-cell table:style-name="Tabla1.A1" office:value-type="string">
                <text:p text:style-name="Table_20_Contents">5.250-5.350 GHz</text:p>
              </table:table-cell>
              <table:table-cell table:style-name="Tabla1.A1" office:value-type="string">
                <text:p text:style-name="Table_20_Contents">100 MHz</text:p>
              </table:table-cell>
              <table:table-cell table:style-name="Tabla1.A1" office:value-type="string">
                <text:p text:style-name="Table_20_Contents">250 mW</text:p>
              </table:table-cell>
              <table:table-cell table:style-name="Tabla1.A1" office:value-type="string">
                <text:p text:style-name="Table_20_Contents">1 W </text:p>
              </table:table-cell>
            </table:table-row>
            <text:soft-page-break/>
            <table:table-row>
              <table:table-cell table:style-name="Tabla1.A1" office:value-type="string">
                <text:p text:style-name="Table_20_Contents">U-NII-2B</text:p>
              </table:table-cell>
              <table:table-cell table:style-name="Tabla1.A1" office:value-type="string">
                <text:p text:style-name="Table_20_Contents">5.350-5.470 GHz</text:p>
              </table:table-cell>
              <table:table-cell table:style-name="Tabla1.A1" office:value-type="string">
                <text:p text:style-name="Table_20_Contents">120 MHz</text:p>
              </table:table-cell>
              <table:table-cell table:style-name="Tabla1.A1" office:value-type="string">
                <text:p text:style-name="Table_20_Contents">.</text:p>
              </table:table-cell>
              <table:table-cell table:style-name="Tabla1.A1" office:value-type="string">
                <text:p text:style-name="Table_20_Contents">. </text:p>
              </table:table-cell>
            </table:table-row>
            <table:table-row>
              <table:table-cell table:style-name="Tabla1.A1" office:value-type="string">
                <text:p text:style-name="Table_20_Contents">U-NII Worldwide / U-NII-2C / U-NII-2-Extended / U-NII-2e</text:p>
              </table:table-cell>
              <table:table-cell table:style-name="Tabla1.A1" office:value-type="string">
                <text:p text:style-name="Table_20_Contents">5.470-5.725 GHz</text:p>
              </table:table-cell>
              <table:table-cell table:style-name="Tabla1.A1" office:value-type="string">
                <text:p text:style-name="Table_20_Contents">255 MHz</text:p>
              </table:table-cell>
              <table:table-cell table:style-name="Tabla1.A1" office:value-type="string">
                <text:p text:style-name="Table_20_Contents">.</text:p>
              </table:table-cell>
              <table:table-cell table:style-name="Tabla1.A1" office:value-type="string">
                <text:p text:style-name="Table_20_Contents">. </text:p>
              </table:table-cell>
            </table:table-row>
            <table:table-row>
              <table:table-cell table:style-name="Tabla1.A1" office:value-type="string">
                <text:p text:style-name="Table_20_Contents">U-NII superior / U-NII-3</text:p>
              </table:table-cell>
              <table:table-cell table:style-name="Tabla1.A1" office:value-type="string">
                <text:p text:style-name="Table_20_Contents">5.725-5.850 GHz</text:p>
              </table:table-cell>
              <table:table-cell table:style-name="Tabla1.A1" office:value-type="string">
                <text:p text:style-name="Table_20_Contents">125 MHz</text:p>
              </table:table-cell>
              <table:table-cell table:style-name="Tabla1.A1" office:value-type="string">
                <text:p text:style-name="Table_20_Contents">1 W</text:p>
              </table:table-cell>
              <table:table-cell table:style-name="Tabla1.A1" office:value-type="string">
                <text:p text:style-name="Table_20_Contents">200 W </text:p>
              </table:table-cell>
            </table:table-row>
            <table:table-row>
              <table:table-cell table:style-name="Tabla1.A1" office:value-type="string">
                <text:p text:style-name="Table_20_Contents">DSRC / ITS / U-NII-4</text:p>
              </table:table-cell>
              <table:table-cell table:style-name="Tabla1.A1" office:value-type="string">
                <text:p text:style-name="Table_20_Contents">5.850-5.925 GHz</text:p>
              </table:table-cell>
              <table:table-cell table:style-name="Tabla1.A1" office:value-type="string">
                <text:p text:style-name="Table_20_Contents">  75 MHz</text:p>
              </table:table-cell>
              <table:table-cell table:style-name="Tabla1.A1" office:value-type="string">
                <text:p text:style-name="Table_20_Contents">.</text:p>
              </table:table-cell>
              <table:table-cell table:style-name="Tabla1.A1" office:value-type="string">
                <text:p text:style-name="Table_20_Contents">. </text:p>
              </table:table-cell>
            </table:table-row>
          </table:table>
          <text:p text:style-name="Text_20_body"><text:a xlink:type="simple" xlink:href="https://es.qwerty.wiki/wiki/Wireless_Internet_service_provider" text:style-name="Internet_20_link" text:visited-style-name="Visited_20_Internet_20_Link">ISP inalámbricos</text:a> utilizan generalmente 5.725-5.825 GHz. <text:line-break/>En los EE.UU. licencia radioaficionados están autorizados 5,650 a 5,925 GHz por parte 97.303 de las normas de la FCC. </text:p>
          <text:p text:style-name="Text_20_body">U-NII es un <text:a xlink:type="simple" xlink:href="https://es.qwerty.wiki/wiki/Federal_Communications_Commission" text:style-name="Internet_20_link" text:visited-style-name="Visited_20_Internet_20_Link">FCC</text:a> dominio regulador para dispositivos inalámbricos 5- GHz. Límites de potencia U-NII se definen por los Estados Unidos <text:a xlink:type="simple" xlink:href="https://es.qwerty.wiki/wiki/Code_of_Federal_Regulations" text:style-name="Internet_20_link" text:visited-style-name="Visited_20_Internet_20_Link">CFR</text:a> Título 47 (Telecomunicaciones), Parte 15 - Dispositivos de radiofrecuencia, Subparte E - sin licencia dispositivos de la infraestructura nacional de información, Párrafo 15.407 - Requisitos técnicos generales. Uso reglamentario en los países individuales puede diferir. </text:p>
          <text:p text:style-name="Text_20_body">La Europea <text:a xlink:type="simple" xlink:href="https://es.qwerty.wiki/wiki/HIPERLAN" text:style-name="Internet_20_link" text:visited-style-name="Visited_20_Internet_20_Link">HIPERLAN</text:a> estándar opera en la misma banda de frecuencia que el U-NII. </text:p>
          <text:section text:style-name="Sect1" text:name="toc">
            <text:h text:style-name="P5" text:outline-level="2">Contenido</text:h>
            <text:list xml:id="list4823754144103840099" text:style-name="L2">
              <text:list-item>
                <text:p text:style-name="P4"><text:a xlink:type="simple" xlink:href="https://es.qwerty.wiki/wiki/U-NII#5_GHz_(802.11a/h/j/n)" text:style-name="Internet_20_link" text:visited-style-name="Visited_20_Internet_20_Link">1 5 GHz (802.11a / h / j / n)</text:a> </text:p>
              </text:list-item>
              <text:list-item>
                <text:p text:style-name="P4"><text:a xlink:type="simple" xlink:href="https://es.qwerty.wiki/wiki/U-NII#See_also" text:style-name="Internet_20_link" text:visited-style-name="Visited_20_Internet_20_Link">2 Véase también</text:a> </text:p>
              </text:list-item>
              <text:list-item>
                <text:p text:style-name="P4"><text:a xlink:type="simple" xlink:href="https://es.qwerty.wiki/wiki/U-NII#References" text:style-name="Internet_20_link" text:visited-style-name="Visited_20_Internet_20_Link">3 Referencias</text:a> </text:p>
              </text:list-item>
              <text:list-item>
                <text:p text:style-name="P2"><text:a xlink:type="simple" xlink:href="https://es.qwerty.wiki/wiki/U-NII#External_links" text:style-name="Internet_20_link" text:visited-style-name="Visited_20_Internet_20_Link">4 Enlaces externos</text:a> </text:p>
              </text:list-item>
            </text:list>
          </text:section>
          <text:h text:style-name="Heading_20_2" text:outline-level="2"><text:bookmark text:name="5_GHz_.28802.11a.2Fh.2Fj.2Fn.29"/><text:bookmark text:name="5_GHz_(802.11a/h/j/n)"/><text:bookmark text:name="5GHz"/>5 GHz (802.11 <text:a xlink:type="simple" xlink:href="https://es.qwerty.wiki/wiki/802.11a" text:style-name="Internet_20_link" text:visited-style-name="Visited_20_Internet_20_Link">una</text:a> / <text:a xlink:type="simple" xlink:href="https://es.qwerty.wiki/wiki/802.11h" text:style-name="Internet_20_link" text:visited-style-name="Visited_20_Internet_20_Link">h</text:a> / <text:a xlink:type="simple" xlink:href="https://es.qwerty.wiki/wiki/802.11j" text:style-name="Internet_20_link" text:visited-style-name="Visited_20_Internet_20_Link">j</text:a> / <text:a xlink:type="simple" xlink:href="https://es.qwerty.wiki/wiki/802.11n" text:style-name="Internet_20_link" text:visited-style-name="Visited_20_Internet_20_Link">n</text:a> ) </text:h>
          <text:p text:style-name="Text_20_body"><text:span text:style-name="T3">Excepto donde se indique, toda la información tomada de Anexo J de IEEE 802.11-2007 modificado por modificaciones K, Y y n. Dado que los países establecen sus propias normas relativas a usos específicos y los niveles máximos de poder dentro de estos rangos de frecuencia, se recomienda que las autoridades locales son consultados como regulaciones pueden cambiar en cualquier momento.</text:span> </text:p>
          <text:p text:style-name="Text_20_body">En 2007, la FCC comenzó a requerir que los dispositivos que operan en los canales 52, 56, 60 y 64 debe tener <text:a xlink:type="simple" xlink:href="https://es.qwerty.wiki/wiki/Dynamic_Frequency_Selection" text:style-name="Internet_20_link" text:visited-style-name="Visited_20_Internet_20_Link">Selección de Frecuencia Dinámica</text:a> capacidades (DFS). Esto es para evitar la comunicación en el mismo rango de frecuencia como algunos <text:a xlink:type="simple" xlink:href="https://es.qwerty.wiki/wiki/Radar" text:style-name="Internet_20_link" text:visited-style-name="Visited_20_Internet_20_Link">radar</text:a> . En 2014, la FCC emitió nuevas reglas para todos los dispositivos debido a la interferencia con sistemas de radar meteorológico del gobierno. Las multas y confiscación de equipos fueron catalogados como castigo por incumplimiento. </text:p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column table:style-name="Tabla2.D"/>
            <table:table-column table:style-name="Tabla2.E"/>
            <table:table-column table:style-name="Tabla2.F" table:number-columns-repeated="2"/>
            <table:table-column table:style-name="Tabla2.H"/>
            <table:table-column table:style-name="Tabla2.I"/>
            <table:table-column table:style-name="Tabla2.J"/>
            <table:table-column table:style-name="Tabla2.K"/>
            <table:table-column table:style-name="Tabla2.F" table:number-columns-repeated="2"/>
            <table:table-column table:style-name="Tabla2.N"/>
            <table:table-row>
              <table:table-cell table:style-name="Tabla2.A1" table:number-rows-spanned="2" office:value-type="string">
                <text:p text:style-name="Table_20_Heading">Banda </text:p>
              </table:table-cell>
              <table:table-cell table:style-name="Tabla2.A1" table:number-rows-spanned="2" office:value-type="string">
                <text:p text:style-name="Table_20_Heading">canal </text:p>
              </table:table-cell>
              <table:table-cell table:style-name="Tabla2.A1" table:number-rows-spanned="2" office:value-type="string">
                <text:p text:style-name="Table_20_Heading">frecuencia <text:line-break/>(MHz) </text:p>
              </table:table-cell>
              <table:table-cell table:style-name="Tabla2.A1" office:value-type="string">
                <text:p text:style-name="Table_20_Heading">Estados Unidos </text:p>
              </table:table-cell>
              <table:table-cell table:style-name="Tabla2.A1" office:value-type="string">
                <text:p text:style-name="Table_20_Heading">Europa </text:p>
              </table:table-cell>
              <table:table-cell table:style-name="Tabla2.A1" table:number-columns-spanned="2" office:value-type="string">
                <text:p text:style-name="Table_20_Heading">Japón </text:p>
              </table:table-cell>
              <table:covered-table-cell/>
              <table:table-cell table:style-name="Tabla2.A1" office:value-type="string">
                <text:p text:style-name="Table_20_Heading">Singapur </text:p>
              </table:table-cell>
              <table:table-cell table:style-name="Tabla2.A1" office:value-type="string">
                <text:p text:style-name="Table_20_Heading">China </text:p>
              </table:table-cell>
              <table:table-cell table:style-name="Tabla2.A1" office:value-type="string">
                <text:p text:style-name="Table_20_Heading">Israel </text:p>
              </table:table-cell>
              <table:table-cell table:style-name="Tabla2.A1" office:value-type="string">
                <text:p text:style-name="Table_20_Heading">Corea </text:p>
              </table:table-cell>
              <table:table-cell table:style-name="Tabla2.A1" office:value-type="string">
                <text:p text:style-name="Table_20_Heading">pavo </text:p>
              </table:table-cell>
              <table:table-cell table:style-name="Tabla2.A1" table:number-columns-spanned="2" office:value-type="string">
                <text:p text:style-name="Table_20_Heading">India </text:p>
              </table:table-cell>
              <table:covered-table-cell/>
            </table:table-row>
            <table:table-row>
              <table:covered-table-cell/>
              <table:covered-table-cell/>
              <table:covered-table-cell/>
              <table:table-cell table:style-name="Tabla2.A1" office:value-type="string">
                <text:p text:style-name="Table_20_Heading">40/20 MHz</text:p>
              </table:table-cell>
              <table:table-cell table:style-name="Tabla2.A1" office:value-type="string">
                <text:p text:style-name="Table_20_Heading">40/20 MHz</text:p>
              </table:table-cell>
              <table:table-cell table:style-name="Tabla2.A1" office:value-type="string">
                <text:p text:style-name="Table_20_Heading">40/20 MHz</text:p>
              </table:table-cell>
              <table:table-cell table:style-name="Tabla2.A1" office:value-type="string">
                <text:p text:style-name="Table_20_Heading">10 MHz</text:p>
              </table:table-cell>
              <table:table-cell table:style-name="Tabla2.A1" office:value-type="string">
                <text:p text:style-name="Table_20_Heading">20 MHz</text:p>
              </table:table-cell>
              <table:table-cell table:style-name="Tabla2.A1" office:value-type="string">
                <text:p text:style-name="Table_20_Heading">20 MHz</text:p>
              </table:table-cell>
              <table:table-cell table:style-name="Tabla2.A1" office:value-type="string">
                <text:p text:style-name="Table_20_Heading">20 MHz</text:p>
              </table:table-cell>
              <table:table-cell table:style-name="Tabla2.A1" office:value-type="string">
                <text:p text:style-name="Table_20_Heading">20 MHz</text:p>
              </table:table-cell>
              <table:table-cell table:style-name="Tabla2.A1" office:value-type="string">
                <text:p text:style-name="Table_20_Heading">20 MHz</text:p>
              </table:table-cell>
              <table:table-cell table:style-name="Tabla2.A1" office:value-type="string">
                <text:p text:style-name="Table_20_Heading">40/20 MHz</text:p>
              </table:table-cell>
              <table:table-cell table:style-name="Tabla2.A1" office:value-type="string">
                <text:p text:style-name="Table_20_Heading">5/10 MHz</text:p>
              </table:table-cell>
            </table:table-row>
            <text:soft-page-break/>
            <table:table-row>
              <table:table-cell table:style-name="Tabla2.A1" table:number-rows-spanned="14" office:value-type="string">
                <text:p text:style-name="P6"/>
              </table:table-cell>
              <table:table-cell table:style-name="Tabla2.A1" office:value-type="string">
                <text:p text:style-name="Table_20_Contents">183</text:p>
              </table:table-cell>
              <table:table-cell table:style-name="Tabla2.A1" office:value-type="string">
                <text:p text:style-name="Table_20_Contents">491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84</text:p>
              </table:table-cell>
              <table:table-cell table:style-name="Tabla2.A1" office:value-type="string">
                <text:p text:style-name="Table_20_Contents">492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85</text:p>
              </table:table-cell>
              <table:table-cell table:style-name="Tabla2.A1" office:value-type="string">
                <text:p text:style-name="Table_20_Contents">492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87</text:p>
              </table:table-cell>
              <table:table-cell table:style-name="Tabla2.A1" office:value-type="string">
                <text:p text:style-name="Table_20_Contents">493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88</text:p>
              </table:table-cell>
              <table:table-cell table:style-name="Tabla2.A1" office:value-type="string">
                <text:p text:style-name="Table_20_Contents">494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89</text:p>
              </table:table-cell>
              <table:table-cell table:style-name="Tabla2.A1" office:value-type="string">
                <text:p text:style-name="Table_20_Contents">494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92</text:p>
              </table:table-cell>
              <table:table-cell table:style-name="Tabla2.A1" office:value-type="string">
                <text:p text:style-name="Table_20_Contents">496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96</text:p>
              </table:table-cell>
              <table:table-cell table:style-name="Tabla2.A1" office:value-type="string">
                <text:p text:style-name="Table_20_Contents">498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7</text:p>
              </table:table-cell>
              <table:table-cell table:style-name="Tabla2.A1" office:value-type="string">
                <text:p text:style-name="Table_20_Contents">503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8</text:p>
              </table:table-cell>
              <table:table-cell table:style-name="Tabla2.A1" office:value-type="string">
                <text:p text:style-name="Table_20_Contents">504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9</text:p>
              </table:table-cell>
              <table:table-cell table:style-name="Tabla2.A1" office:value-type="string">
                <text:p text:style-name="Table_20_Contents">504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1</text:p>
              </table:table-cell>
              <table:table-cell table:style-name="Tabla2.A1" office:value-type="string">
                <text:p text:style-name="Table_20_Contents">505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2</text:p>
              </table:table-cell>
              <table:table-cell table:style-name="Tabla2.A1" office:value-type="string">
                <text:p text:style-name="Table_20_Contents">506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dieciséis</text:p>
              </table:table-cell>
              <table:table-cell table:style-name="Tabla2.A1" office:value-type="string">
                <text:p text:style-name="Table_20_Contents">508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 </text:p>
              </table:table-cell>
            </table:table-row>
            <table:table-row>
              <table:table-cell table:style-name="Tabla2.A1" table:number-rows-spanned="8" office:value-type="string">
                <text:p text:style-name="Table_20_Contents">U-NII-1</text:p>
              </table:table-cell>
              <table:table-cell table:style-name="Tabla2.A1" office:value-type="string">
                <text:p text:style-name="Table_20_Contents">34</text:p>
              </table:table-cell>
              <table:table-cell table:style-name="Tabla2.A1" office:value-type="string">
                <text:p text:style-name="Table_20_Contents">517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36</text:p>
              </table:table-cell>
              <table:table-cell table:style-name="Tabla2.A1" office:value-type="string">
                <text:p text:style-name="Table_20_Contents">518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38</text:p>
              </table:table-cell>
              <table:table-cell table:style-name="Tabla2.A1" office:value-type="string">
                <text:p text:style-name="Table_20_Contents">519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40</text:p>
              </table:table-cell>
              <table:table-cell table:style-name="Tabla2.A1" office:value-type="string">
                <text:p text:style-name="Table_20_Contents">520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42</text:p>
              </table:table-cell>
              <table:table-cell table:style-name="Tabla2.A1" office:value-type="string">
                <text:p text:style-name="Table_20_Contents">521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44</text:p>
              </table:table-cell>
              <table:table-cell table:style-name="Tabla2.A1" office:value-type="string">
                <text:p text:style-name="Table_20_Contents">522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46</text:p>
              </table:table-cell>
              <table:table-cell table:style-name="Tabla2.A1" office:value-type="string">
                <text:p text:style-name="Table_20_Contents">523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48</text:p>
              </table:table-cell>
              <table:table-cell table:style-name="Tabla2.A1" office:value-type="string">
                <text:p text:style-name="Table_20_Contents">524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table-cell table:style-name="Tabla2.A1" table:number-rows-spanned="4" office:value-type="string">
                <text:p text:style-name="Table_20_Contents">U-NII-2A</text:p>
              </table:table-cell>
              <table:table-cell table:style-name="Tabla2.A1" office:value-type="string">
                <text:p text:style-name="Table_20_Contents">52</text:p>
              </table:table-cell>
              <table:table-cell table:style-name="Tabla2.A1" office:value-type="string">
                <text:p text:style-name="Table_20_Contents">526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56</text:p>
              </table:table-cell>
              <table:table-cell table:style-name="Tabla2.A1" office:value-type="string">
                <text:p text:style-name="Table_20_Contents">528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60</text:p>
              </table:table-cell>
              <table:table-cell table:style-name="Tabla2.A1" office:value-type="string">
                <text:p text:style-name="Table_20_Contents">530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64</text:p>
              </table:table-cell>
              <table:table-cell table:style-name="Tabla2.A1" office:value-type="string">
                <text:p text:style-name="Table_20_Contents">532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table-cell table:style-name="Tabla2.A1" office:value-type="string">
                <text:p text:style-name="Table_20_Contents">U-NII-2B</text:p>
              </table:table-cell>
              <table:table-cell table:style-name="Tabla2.A1" office:value-type="string">
                <text:p text:style-name="P6"/>
              </table:table-cell>
              <table:table-cell table:style-name="Tabla2.A1" office:value-type="string">
                <text:p text:style-name="Table_20_Contents">5350-547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E29" table:number-columns-spanned="10" office:value-type="string">
                <text:p text:style-name="P8">Desconocido 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Tabla2.A1" table:number-rows-spanned="11" office:value-type="string">
                <text:p text:style-name="Table_20_Contents">U-NII-2C</text:p>
              </table:table-cell>
              <table:table-cell table:style-name="Tabla2.A1" office:value-type="string">
                <text:p text:style-name="Table_20_Contents">100</text:p>
              </table:table-cell>
              <table:table-cell table:style-name="Tabla2.A1" office:value-type="string">
                <text:p text:style-name="Table_20_Contents">550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04</text:p>
              </table:table-cell>
              <table:table-cell table:style-name="Tabla2.A1" office:value-type="string">
                <text:p text:style-name="Table_20_Contents">552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08</text:p>
              </table:table-cell>
              <table:table-cell table:style-name="Tabla2.A1" office:value-type="string">
                <text:p text:style-name="Table_20_Contents">554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12</text:p>
              </table:table-cell>
              <table:table-cell table:style-name="Tabla2.A1" office:value-type="string">
                <text:p text:style-name="Table_20_Contents">556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16</text:p>
              </table:table-cell>
              <table:table-cell table:style-name="Tabla2.A1" office:value-type="string">
                <text:p text:style-name="Table_20_Contents">558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20</text:p>
              </table:table-cell>
              <table:table-cell table:style-name="Tabla2.A1" office:value-type="string">
                <text:p text:style-name="Table_20_Contents">560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24</text:p>
              </table:table-cell>
              <table:table-cell table:style-name="Tabla2.A1" office:value-type="string">
                <text:p text:style-name="Table_20_Contents">562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28</text:p>
              </table:table-cell>
              <table:table-cell table:style-name="Tabla2.A1" office:value-type="string">
                <text:p text:style-name="Table_20_Contents">5640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32</text:p>
              </table:table-cell>
              <table:table-cell table:style-name="Tabla2.A1" office:value-type="string">
                <text:p text:style-name="Table_20_Contents">566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36</text:p>
              </table:table-cell>
              <table:table-cell table:style-name="Tabla2.A1" office:value-type="string">
                <text:p text:style-name="Table_20_Contents">568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40</text:p>
              </table:table-cell>
              <table:table-cell table:style-name="Tabla2.A1" office:value-type="string">
                <text:p text:style-name="Table_20_Contents">5700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table-cell table:style-name="Tabla2.A1" table:number-rows-spanned="5" office:value-type="string">
                <text:p text:style-name="Table_20_Contents">U-NII-3</text:p>
              </table:table-cell>
              <table:table-cell table:style-name="Tabla2.A1" office:value-type="string">
                <text:p text:style-name="Table_20_Contents">149</text:p>
              </table:table-cell>
              <table:table-cell table:style-name="Tabla2.A1" office:value-type="string">
                <text:p text:style-name="Table_20_Contents">5745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53</text:p>
              </table:table-cell>
              <table:table-cell table:style-name="Tabla2.A1" office:value-type="string">
                <text:p text:style-name="Table_20_Contents">5765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57</text:p>
              </table:table-cell>
              <table:table-cell table:style-name="Tabla2.A1" office:value-type="string">
                <text:p text:style-name="Table_20_Contents">5785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61</text:p>
              </table:table-cell>
              <table:table-cell table:style-name="Tabla2.A1" office:value-type="string">
                <text:p text:style-name="Table_20_Contents">5805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65</text:p>
              </table:table-cell>
              <table:table-cell table:style-name="Tabla2.A1" office:value-type="string">
                <text:p text:style-name="Table_20_Contents">5825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table-cell table:style-name="Tabla2.A1" table:number-rows-spanned="5" office:value-type="string">
                <text:p text:style-name="Table_20_Contents">U-NII-4</text:p>
              </table:table-cell>
              <table:table-cell table:style-name="Tabla2.A1" office:value-type="string">
                <text:p text:style-name="Table_20_Contents">169</text:p>
              </table:table-cell>
              <table:table-cell table:style-name="Tabla2.A1" office:value-type="string">
                <text:p text:style-name="Table_20_Contents">584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E29" table:number-columns-spanned="8" office:value-type="string">
                <text:p text:style-name="P8">Desconocid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73</text:p>
              </table:table-cell>
              <table:table-cell table:style-name="Tabla2.A1" office:value-type="string">
                <text:p text:style-name="Table_20_Contents">586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E29" table:number-columns-spanned="8" office:value-type="string">
                <text:p text:style-name="P8">Desconocid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77</text:p>
              </table:table-cell>
              <table:table-cell table:style-name="Tabla2.A1" office:value-type="string">
                <text:p text:style-name="Table_20_Contents">588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E29" table:number-columns-spanned="8" office:value-type="string">
                <text:p text:style-name="P8">Desconocid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81</text:p>
              </table:table-cell>
              <table:table-cell table:style-name="Tabla2.A1" office:value-type="string">
                <text:p text:style-name="Table_20_Contents">5905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E29" table:number-columns-spanned="8" office:value-type="string">
                <text:p text:style-name="P8">Desconocid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/text:p>
              </table:table-cell>
            </table:table-row>
            <table:table-row>
              <table:covered-table-cell/>
              <table:table-cell table:style-name="Tabla2.A1" office:value-type="string">
                <text:p text:style-name="Table_20_Contents">185</text:p>
              </table:table-cell>
              <table:table-cell table:style-name="Tabla2.A1" office:value-type="string">
                <text:p text:style-name="Table_20_Contents">5925 <text:line-break/><text:span text:style-name="T4">(ampliación propuesta)</text:span> </text:p>
              </table:table-cell>
              <table:table-cell table:style-name="Tabla2.D3" office:value-type="string">
                <text:p text:style-name="P7">No</text:p>
              </table:table-cell>
              <table:table-cell table:style-name="Tabla2.E29" table:number-columns-spanned="8" office:value-type="string">
                <text:p text:style-name="P8">Desconocido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Tabla2.D3" office:value-type="string">
                <text:p text:style-name="P7">No</text:p>
              </table:table-cell>
              <table:table-cell table:style-name="Tabla2.G3" office:value-type="string">
                <text:p text:style-name="P7">Sí <text:bookmark text:name="See_also"/></text:p>
              </table:table-cell>
            </table:table-row>
          </table:table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8:47:07.364025942</meta:creation-date>
    <dc:date>2019-06-20T08:48:03.425897502</dc:date>
    <meta:editing-duration>PT57S</meta:editing-duration>
    <meta:editing-cycles>1</meta:editing-cycles>
    <meta:document-statistic meta:table-count="2" meta:image-count="0" meta:object-count="0" meta:page-count="4" meta:paragraph-count="663" meta:word-count="1339" meta:character-count="5860" meta:non-whitespace-character-count="5104"/>
    <meta:generator>LibreOffice/5.1.6.2$Linux_x86 LibreOffice_project/10m0$Build-2</meta:generator>
  </office:meta>
</office:document-meta>
</file>